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VersioningHelp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getVersions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checkin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VersioningHelp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WebDAVRepositoryVersioningHelper( CredentialsToken credentials ,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RepositoryVersioningHelper.isVersione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VersioningHelper.checkout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VersioningHelper.setVersioned( final String uri , final boolean version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epositoryVersioningHelper.uncheckout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